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align="center" style:justify-single-word="false" fo:text-indent="1.199cm" style:auto-text-indent="false" style:page-number="auto"/>
      <style:text-properties fo:font-size="14pt" fo:font-weight="bold" officeooo:rsid="00095c75" officeooo:paragraph-rsid="00095c7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1.199cm" style:auto-text-indent="false"/>
      <style:text-properties fo:font-size="14pt" fo:font-weight="bold" officeooo:rsid="00095c75" officeooo:paragraph-rsid="00095c7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 fo:background-color="#ffffff" style:text-autospace="none">
        <style:background-image/>
      </style:paragraph-properties>
      <style:text-properties fo:color="#000000" fo:font-size="14pt" officeooo:paragraph-rsid="00095c75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 fo:background-color="#ffffff" style:text-autospace="none">
        <style:background-image/>
      </style:paragraph-properties>
      <style:text-properties fo:color="#000000" fo:font-size="14pt" fo:font-weight="normal" officeooo:rsid="00095c75" officeooo:paragraph-rsid="00095c7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 fo:background-color="#ffffff" style:text-autospace="none">
        <style:background-image/>
      </style:paragraph-properties>
      <style:text-properties fo:color="#000000" fo:font-size="14pt" officeooo:paragraph-rsid="00095c75" style:font-size-asian="14pt" style:font-size-complex="14pt"/>
    </style:style>
    <style:style style:name="T1" style:family="text">
      <style:text-properties officeooo:rsid="00095c75"/>
    </style:style>
    <style:style style:name="T2" style:family="text">
      <style:text-properties fo:font-style="italic" officeooo:rsid="00095c7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нотация</text:p>
      <text:p text:style-name="P2"/>
      <text:p text:style-name="P3">Автоматизация <text:span text:style-name="T1">управления разработкой программных проектов по методологии </text:span><text:span text:style-name="T2">SCRUM</text:span>. </text:p>
      <text:p text:style-name="P5"/>
      <text:p text:style-name="P4">Выпускная квалификационная работа &lt;кол-во страниц&gt;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08:39:03.013376255</dc:date>
    <meta:editing-duration>PT2M4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5" meta:character-count="142" meta:non-whitespace-character-count="129"/>
  </office:meta>
</office:document-meta>
</file>